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OTK_DEFAULT_LIST" style:name="a91581f" style:parent-style-name="Standard">
      <style:paragraph-properties/>
    </style:style>
    <style:style style:family="paragraph" style:list-style-name="OTK_DEFAULT_LIST" style:name="a50f748" style:parent-style-name="Standard">
      <style:paragraph-properties/>
    </style:style>
    <style:style style:family="paragraph" style:list-style-name="OTK_DEFAULT_LIST" style:name="a739a7b" style:parent-style-name="Standard">
      <style:paragraph-properties/>
    </style:style>
    <style:style style:family="paragraph" style:list-style-name="OTK_DEFAULT_LIST" style:name="a20436f" style:parent-style-name="Standard">
      <style:paragraph-properties/>
    </style:style>
    <style:style style:family="paragraph" style:list-style-name="OTK_DEFAULT_LIST" style:name="ad1a144" style:parent-style-name="Standard">
      <style:paragraph-properties/>
    </style:style>
    <style:style style:family="paragraph" style:list-style-name="OTK_DEFAULT_LIST" style:name="a2a03d7" style:parent-style-name="Standard">
      <style:paragraph-properties/>
    </style:style>
    <style:style style:family="paragraph" style:list-style-name="OTK_DEFAULT_LIST" style:name="abdaf3b" style:parent-style-name="Standard">
      <style:paragraph-properties fo:break-before="page"/>
    </style:style>
    <style:style style:family="paragraph" style:list-style-name="OTK_DEFAULT_LIST" style:name="a6a8f8a" style:parent-style-name="Standard">
      <style:paragraph-properties fo:break-before="page"/>
    </style:style>
    <style:style style:family="paragraph" style:list-style-name="OTK_DEFAULT_LIST" style:name="a75f7bf" style:parent-style-name="Standard">
      <style:paragraph-properties/>
    </style:style>
    <style:style style:family="paragraph" style:list-style-name="OTK_DEFAULT_LIST" style:name="a106a87" style:parent-style-name="Standard">
      <style:paragraph-properties/>
    </style:style>
    <style:style style:family="paragraph" style:list-style-name="OTK_DEFAULT_LIST" style:name="a41e676" style:parent-style-name="heading3">
      <style:paragraph-properties/>
      <style:text-properties fo:font-size="12.0pt"/>
    </style: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30001" style:name="a9e5c79" style:parent-style-name="ListParagraph">
      <style:paragraph-properties/>
      <style:text-properties fo:font-size="12.0pt"/>
    </style:style>
    <style:style style:family="paragraph" style:list-style-name="L30001" style:name="a6a0cb8" style:parent-style-name="ListParagraph">
      <style:paragraph-properties/>
    </style:style>
    <style:style style:family="paragraph" style:list-style-name="L30001" style:name="aceba09" style:parent-style-name="ListParagraph">
      <style:paragraph-properties/>
    </style:style>
    <style:style style:family="paragraph" style:list-style-name="L30001" style:name="ac55b00" style:parent-style-name="ListParagraph">
      <style:paragraph-properties fo:break-before="page"/>
    </style:style>
    <style:style style:family="paragraph" style:list-style-name="L30001" style:name="a122279" style:parent-style-name="ListParagraph">
      <style:paragraph-properties fo:break-before="page"/>
    </style:style>
    <style:style style:family="paragraph" style:list-style-name="L30001" style:name="a369c50" style:parent-style-name="ListParagraph">
      <style:paragraph-properties/>
    </style:style>
    <style:style style:family="paragraph" style:list-style-name="L30001" style:name="abdfb5a" style:parent-style-name="ListParagraph">
      <style:paragraph-properties/>
    </style:style>
    <style:style style:family="paragraph" style:list-style-name="L30001" style:name="a22e6f8" style:parent-style-name="ListParagraph">
      <style:paragraph-properties/>
    </style:style>
    <style:style style:family="paragraph" style:list-style-name="L30001" style:name="a20968c" style:parent-style-name="ListParagraph">
      <style:paragraph-properties/>
    </style:style>
    <style:style style:family="paragraph" style:list-style-name="L30001" style:name="ace9c41" style:parent-style-name="ListParagraph">
      <style:paragraph-properties/>
    </style:style>
  </office:automatic-styles>
  <office:body>
    <office:tex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9e5c79">gfdfoiiou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6a0cb8">dfgipodig<text:line-break/><text:line-break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ceba09">dfgiodfu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c55b00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122279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369c50">dfgiud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bdfb5a">dfigpo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22e6f8">dfigudf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20968c">fdiudf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ce9c41">dfoigfd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91581f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efault-outline-level="3" style:display-name="heading 3" style:family="paragraph" style:name="heading3" style:next-style-name="Standard" style:parent-style-name="Standard">
      <style:paragraph-properties/>
      <style:text-properties fo:color="#4F81BD" fo:font-weight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default-outline-level="4" style:display-name="heading 4" style:family="paragraph" style:name="heading4" style:next-style-name="Standard" style:parent-style-name="Standard">
      <style:paragraph-properties/>
      <style:text-properties fo:color="#4F81BD" fo:font-style="italic" fo:font-weight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1</dc:date>
    <meta:editing-cycles>2</meta:editing-cycles>
    <meta:editing-duration>PT0.017S</meta:editing-duration>
  </office:meta>
</office:document-meta>
</file>